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color="#080808" loext:opacity="100%" style:font-name="JetBrains Mono" fo:font-size="12pt" fo:font-weight="bold" fo:background-color="#ffffff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color="#080808" loext:opacity="100%" style:font-name="JetBrains Mono" fo:font-size="10pt" fo:font-weight="bold" fo:background-color="#ffffff" style:font-size-asian="10pt" style:font-weight-asian="bold" style:font-size-complex="10pt" style:font-weight-complex="bold"/>
    </style:style>
    <style:style style:name="P3" style:family="paragraph" style:parent-style-name="Preformatted_20_Text">
      <style:text-properties fo:color="#080808" loext:opacity="100%" style:font-name="JetBrains Mono" fo:font-size="10pt" fo:background-color="#ffffff" style:font-size-asian="10pt" style:font-size-complex="10pt"/>
    </style:style>
    <style:style style:name="P4" style:family="paragraph" style:parent-style-name="Preformatted_20_Text">
      <style:text-properties fo:color="#080808" loext:opacity="100%" style:font-name="JetBrains Mono" fo:font-size="10pt" officeooo:paragraph-rsid="001fe882" fo:background-color="#ffffff" style:font-size-asian="10pt" style:font-size-complex="10pt"/>
    </style:style>
    <style:style style:name="P5" style:family="paragraph" style:parent-style-name="Preformatted_20_Text" style:list-style-name="L1">
      <style:text-properties fo:color="#080808" loext:opacity="100%" style:font-name="JetBrains Mono" fo:font-size="10pt" fo:background-color="#ffffff" style:font-size-asian="10pt" style:font-size-complex="10pt"/>
    </style:style>
    <style:style style:name="P6" style:family="paragraph" style:parent-style-name="Preformatted_20_Text" style:list-style-name="L2">
      <style:text-properties fo:color="#080808" loext:opacity="100%" style:font-name="JetBrains Mono" fo:font-size="10pt" fo:background-color="#ffffff" style:font-size-asian="10pt" style:font-size-complex="10pt"/>
    </style:style>
    <style:style style:name="P7" style:family="paragraph" style:parent-style-name="Preformatted_20_Text">
      <style:text-properties fo:color="#080808" loext:opacity="100%" style:font-name="JetBrains Mono" fo:font-size="10pt" fo:font-style="italic" fo:background-color="#ffffff" style:font-size-asian="10pt" style:font-style-asian="italic" style:font-size-complex="10pt" style:font-style-complex="italic"/>
    </style:style>
    <style:style style:name="P8" style:family="paragraph" style:parent-style-name="Preformatted_20_Text">
      <style:text-properties fo:color="#080808" loext:opacity="100%" fo:font-size="10pt" fo:background-color="#ffffff" style:font-size-asian="10pt" style:font-size-complex="10pt"/>
    </style:style>
    <style:style style:name="P9" style:family="paragraph" style:parent-style-name="Preformatted_20_Text">
      <style:text-properties fo:color="#067d17" loext:opacity="100%" fo:font-size="10pt" fo:background-color="#ffffff" style:font-size-asian="10pt" style:font-size-complex="10pt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color="#067d17" loext:opacity="100%" fo:font-size="10pt" fo:background-color="#ffffff" style:font-size-asian="10pt" style:font-size-complex="10pt"/>
    </style:style>
    <style:style style:name="P11" style:family="paragraph" style:parent-style-name="Preformatted_20_Text">
      <style:paragraph-properties fo:margin-top="0in" fo:margin-bottom="0.1965in" style:contextual-spacing="false"/>
      <style:text-properties fo:font-size="10pt" style:font-size-asian="10pt" style:font-size-complex="10pt"/>
    </style:style>
    <style:style style:name="T1" style:family="text">
      <style:text-properties fo:color="#0033b3" loext:opacity="100%"/>
    </style:style>
    <style:style style:name="T2" style:family="text">
      <style:text-properties fo:color="#0033b3" loext:opacity="100%" style:font-name="JetBrains Mono" fo:background-color="#ffffff" loext:char-shading-value="0"/>
    </style:style>
    <style:style style:name="T3" style:family="text">
      <style:text-properties style:font-name="JetBrains Mono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df0e7"/>
    </style:style>
    <style:style style:name="T7" style:family="text">
      <style:text-properties style:text-position="sub 58%"/>
    </style:style>
    <style:style style:name="T8" style:family="text">
      <style:text-properties fo:color="#080808" loext:opacity="100%" style:font-name="JetBrains Mono" fo:background-color="#ffffff" loext:char-shading-value="0"/>
    </style:style>
    <style:style style:name="T9" style:family="text">
      <style:text-properties officeooo:rsid="001fe88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Bumblebee </text:span>Technical Details</text:p>
      <text:p text:style-name="P3"><text:span text:style-name="T1"/></text:p>
      <text:p text:style-name="P2">The "Two Stages of Locked Boxes" Approach</text:p>
      <text:p text:style-name="P3">A “<text:span text:style-name="T5">Bundle”</text:span> is what I refer to as the encrypted output construction created by <text:span text:style-name="T1">**</text:span>Bumblebee<text:span text:style-name="T1">**</text:span>. <text:s/>I refer to the <text:span text:style-name="T1">**</text:span>Bumblebee<text:span text:style-name="T1">** </text:span>bundling approach as "Two Stages of Locked Boxes." <text:s/>I would imagine this analogy is not unique and is likely referred to by some other very clever and cryptographer-ey sounding name.</text:p>
      <text:p text:style-name="P3"/>
      <text:p text:style-name="P3">Nevertheless, it is the name of the analogy that I use for describing this approach. <text:s/>The motivation for this approach is the fact that, in our offline scenario, we must encrypt data without the availability of an active network session. <text:s/>As a result, there is no active exchange mechanism that can allow us to derive ephemeral, agreed upon session keys via a DH exchange mechanism. <text:s/></text:p>
      <text:p text:style-name="P3"/>
      <text:p text:style-name="P3">A complex solution would require User 1 to provide a symmetric key for encrypting the data, which they would then be responsible for sharing both the data and the key with User 2, so that User 2 could decrypt the data. <text:s/>Instead, we use both Asymmetric and Symmetric crypto. <text:s/>This would be similar to SSL/TLS, but without the</text:p>
      <text:p text:style-name="P4">benefit of DH agreements, and naturally without some of the benefits as well.</text:p>
      <text:p text:style-name="P4"><text:s text:c="2"/></text:p>
      <text:p text:style-name="P3">We first generate a random, strong symmetric key which we do not reveal to the user directly. <text:s/>We use that symmetric key to encrypt the secret.</text:p>
      <text:p text:style-name="P3"/>
      <text:p text:style-name="P3">In a slightly over simplified description, we then we encrypt that key and some other elements (salt, signature, etc) using asymmetric crypto. <text:s/>The asymmetric crypto uses the public keys which can be shared safely. <text:s/>This prevents having to know and manage the sharing of the symmetric key itself.</text:p>
      <text:p text:style-name="P3"/>
      <text:p text:style-name="P3">To understand this...</text:p>
      <text:p text:style-name="P3"/>
      <text:p text:style-name="P3">You have two boxes, Box 1 and Box 2. <text:s/></text:p>
      <text:p text:style-name="P3">And there are two users, Alice and Bob.</text:p>
      <text:p text:style-name="P8"><text:span text:style-name="T3"/></text:p>
      <text:p text:style-name="P8"><text:span text:style-name="T3">Box 1 requires a single key to open it, which we'll call Key 1. <text:s/>There is only one copy of Key 1. <text:s/>Box 1 is as close to indestructible as possible. <text:s/>Once locked, it can only be opened using Key 1.</text:span></text:p>
      <text:p text:style-name="P8"><text:span text:style-name="T3"/></text:p>
      <text:p text:style-name="P8"><text:span text:style-name="T3">Box 2 requires two keys, key A and key B. It is locked with Key A and can only be opened with Key B. <text:s/>Box 2 is also as close to indestructible as possible. <text:s/>Once it is locked with Key A, it can only be opened using Key B.</text:span></text:p>
      <text:p text:style-name="P8"><text:s/></text:p>
      <text:p text:style-name="P3">There is possibly some unknown number of copies of Key A, from one to possibly many. <text:s/>They may be in the possession of friends or enemies of Alice and Bob. Regardless, none of them can open box 2 with their copies of Key A.</text:p>
      <text:p text:style-name="P8"><text:s/></text:p>
      <text:p text:style-name="P3">There is only one Key B in existence, which is in Bob's possession.</text:p>
      <text:p text:style-name="P8"><text:s/></text:p>
      <text:p text:style-name="P3">Alice takes her secret, puts it in Box 1 and locks Box 1 with Key 1. </text:p>
      <text:p text:style-name="P8"><text:s/></text:p>
      <text:p text:style-name="P3">She then takes Key 1 and places it in Box 2.</text:p>
      <text:p text:style-name="P3"><text:span text:style-name="T1"/></text:p>
      <text:p text:style-name="P3">She also includes a secret note, which she signs in her own handwriting, and puts it in Box 2. <text:s/>The handwriting will confirm for Bob that Alice is the one who sent Box 2.</text:p>
      <text:p text:style-name="P3"><text:span text:style-name="T1"/></text:p>
      <text:p text:style-name="P3">She then locks Box 2 with Key A. <text:s/></text:p>
      <text:p text:style-name="P8"><text:s/></text:p>
      <text:p text:style-name="P3">Now that Box 2 is locked, neither she nor anyone else can open Box 2. Only Bob can open Box 2 with his Key B.</text:p>
      <text:p text:style-name="P8"><text:soft-page-break/><text:s/></text:p>
      <text:p text:style-name="P3">Alice sends both boxes to Bob using any mechanism she wishes. <text:s/>She can hand-deliver them, mail them, leave them out for Bob to come by and pickup, etc.</text:p>
      <text:p text:style-name="P8"><text:s/></text:p>
      <text:p text:style-name="P3">If an enemy should acquire either of the boxes, they are unable to extract the contents of either without Key B. <text:s/>In that regard, Alice's secret is safe.</text:p>
      <text:p text:style-name="P8"><text:s/></text:p>
      <text:p text:style-name="P3">Assuming Bob takes possession of both boxes, he uses his Key B to open Box 2.</text:p>
      <text:p text:style-name="P3"><text:span text:style-name="T1"/></text:p>
      <text:p text:style-name="P3">He examines the secret note at this point, and confirms it is signed with Alice's handwriting. <text:s/>If it is not her handwriting, he discards Box 1 and does not open it.</text:p>
      <text:p text:style-name="P8"><text:s/></text:p>
      <text:p text:style-name="P3">Otherwise, he then removes Key 1 and opens Box 1, extracting Alice's secret.</text:p>
      <text:p text:style-name="P3"/>
      <text:p text:style-name="P3">Here's a general description of how this analogy correlates to the <text:span text:style-name="T5">Bumblebee</text:span><text:span text:style-name="T1"> </text:span>approach technically:</text:p>
      <text:p text:style-name="P3"><text:span text:style-name="T1"/></text:p>
      <text:p text:style-name="P3">We generate a random, strengthened key and encrypt the secret data with it using symmetric crypto. <text:s/>This is Box 1</text:p>
      <text:p text:style-name="P3">and Key 1 in our analogy.</text:p>
      <text:p text:style-name="P3"><text:span text:style-name="T1"/></text:p>
      <text:p text:style-name="P3">We build a separate data structure called the Header. <text:s/>In this structure, we put various things, including the symmetric key (Key 1 in our analogy) and a data element signed with the sender's private signing key (the secret note). <text:s/>We encrypt this information with asymmetric crypto, using the receiver's Public Key. <text:s/></text:p>
      <text:p text:style-name="P3">This is Box 2 and Key A in our analogy.</text:p>
      <text:p text:style-name="P8"><text:s/></text:p>
      <text:p text:style-name="P3">Both are delivered to the receiver, who unlocks the asymmetric structure with their private key (Box 2, Key B).</text:p>
      <text:p text:style-name="P8"><text:s/></text:p>
      <text:p text:style-name="P3"><text:span text:style-name="T5">Bumblebee</text:span><text:span text:style-name="T1"> </text:span>uses the stored signature to affirm the sender is who we expected (the handwriting on the secret note). </text:p>
      <text:p text:style-name="P8"><text:s/></text:p>
      <text:p text:style-name="P3">If the signature is verified, <text:span text:style-name="T5">Bumblebee</text:span><text:span text:style-name="T1"> </text:span>then extracts the symmetric key (Key 1) and decrypts the secret data (Box 1).</text:p>
      <text:p text:style-name="P3"/>
      <text:p text:style-name="P3">This process does not require the sender or the receiver to manage any of the cryptographic elements mentioned in the process, outside of sharing public keys in some way. <text:s/>The sharing of public keys is a one-time process, unless they are changed in the future for some reason.</text:p>
      <text:p text:style-name="P3"/>
      <text:p text:style-name="P1">Extending "Two Stages of Locked Boxes" With Two Shipments</text:p>
      <text:p text:style-name="P3">Now, let's extend the analogy a little bit. <text:s/>Perhaps, Alice is not comfortable with the security of putting Key 1 in Box 2 and providing both boxes at the same time. <text:s/>Basically, her concern is that transporting Key 1, which unlocks Box 1, along with Box 1 is inherently insecure, even if it is in Box 2 and that is impenetrable. It </text:p>
      <text:p text:style-name="P3">just makes her uncomfortable.</text:p>
      <text:p text:style-name="P3"/>
      <text:p text:style-name="P3">So, Alice ships the two boxes separately. <text:s/>She sends Box 1 via USPS and Box 2 via FedEx. <text:s/>Assume that they take different routes and arrive at different times.</text:p>
      <text:p text:style-name="P3">Alice feels better about this, because Key 1 is never transported in the presence of Box 1. <text:s/>Also, without both boxes, the secret cannot be accessed.</text:p>
      <text:p text:style-name="P3"/>
      <text:p text:style-name="P3">Once Bob has both boxes in his possession, he is able to access her secret, as previously described.</text:p>
      <text:p text:style-name="P3"/>
      <text:p text:style-name="P3"><text:span text:style-name="T5">Relating this to the Bumblebee bundling process</text:span>, when you bundle a secret you can choose to output the bundle to a single "combined stream" or two "split streams." This is effectively what Alice is dealing with in this scenario extension.</text:p>
      <text:p text:style-name="P3"><text:soft-page-break/></text:p>
      <text:p text:style-name="P3">You can use set the "Bundle Type" <text:span text:style-name="T9">by </text:span>using the <text:span text:style-name="T5">--bundle-type</text:span> flag (or <text:span text:style-name="T5">-b</text:span> shortcut). The options are "combined" or "split".</text:p>
      <text:p text:style-name="P3"/>
      <text:p text:style-name="P3">With "combined", the output is emitted to a single stream. <text:s/>The default extension for this "*.bcomb" for "bee combined stream" format, which can be overridden by providing an explicit file name using the "<text:span text:style-name="T5">--output-file</text:span>" flag</text:p>
      <text:p text:style-name="P3">(or <text:span text:style-name="T5">-y</text:span> shortcut). When using the combined output encoding, the length of the header is emitted to the output stream, followed by the header data, which is then followed by the payload data. <text:s/>When opened by the receiver, the header and payload are extracted from the combined stream and processed to provide the unencrypted secret.</text:p>
      <text:p text:style-name="P3"/>
      <text:p text:style-name="P3">With "split", two separate output entities are created; one for the header, one for the payload. <text:s/>The header with have a default extension of "\*.bhdr" and the payload will have a default extension of "\*.bdata".</text:p>
      <text:p text:style-name="P3"/>
      <text:p text:style-name="P3">You may deliver the two artifacts any way you wish. When opening the bundle, you specify <text:span text:style-name="T9">the</text:span> split bundle type, and <text:span text:style-name="T5">Bumblebee</text:span><text:span text:style-name="T1"> </text:span>will process the two components accordingly to create the unencrypted output. </text:p>
      <text:p text:style-name="P3"/>
      <text:p text:style-name="P3">It is a bit more work to provide the two separate artifacts using different transport paths. <text:s/>But, both combined and split encodings are functionally identical.</text:p>
      <text:p text:style-name="P3"/>
      <text:p text:style-name="P7"><text:span text:style-name="T5">Note</text:span>:<text:span text:style-name="T1"> </text:span>While the combined stream should be sufficiently secure for our needs, if you are concerned that a weakness could be exploited with the combined approach, you can choose to use split streams. <text:s/>Perhaps asymmetric key associations are rendered ineffective or insecure due to some emergent tech (e.g. quantum <text:s/>advances), then using split streams will mitigate that concern to some degree. <text:s/>Of course, in that event, most modern crypto systems will be rendered ineffective as well.</text:p>
      <text:p text:style-name="P7"/>
      <text:p text:style-name="P7">The soon coming public reveal of "post-quantum solutions" will shed more light on this. <text:s/>Once a post-quantum solution is accepted by the community, perhaps <text:span text:style-name="T5">Bumblebee</text:span><text:span text:style-name="T1"> </text:span>would be updated to use those algorithms accordingly.</text:p>
      <text:p text:style-name="P3"/>
      <text:p text:style-name="P1">Details Of The Bundle Process Flow</text:p>
      <text:p text:style-name="P3">The Bundle process receives an input byte sequence <text:span text:style-name="T9">(secret)</text:span> and outputs <text:span text:style-name="T9">it as </text:span>an encrypted byte sequence compromised of two parts:</text:p>
      <text:list text:style-name="L1">
        <text:list-item>
          <text:p text:style-name="P5">A Bundle Header <text:span text:style-name="T9">that is </text:span>encrypted with curve25519</text:p>
        </text:list-item>
        <text:list-item>
          <text:p text:style-name="P5">A Bundle Payload <text:span text:style-name="T9">that is </text:span>encrypted with Chacha20-Poly1305</text:p>
        </text:list-item>
      </text:list>
      <text:p text:style-name="P3"/>
      <text:p text:style-name="P4">The header contains various elements of details and metadata. <text:s/>The payload contains the secret data.</text:p>
      <text:p text:style-name="P4"><text:s text:c="2"/></text:p>
      <text:p text:style-name="P3">The following items are included in the header as of <text:span text:style-name="T5">Bumblebee</text:span><text:span text:style-name="T1"> </text:span>release 0.1.0:</text:p>
      <text:p text:style-name="P9"/>
      <text:p text:style-name="P10"><text:span text:style-name="T3">// SymmetricKey is a random value used to encrypt the payload using Chacha20/Poly1305</text:span></text:p>
      <text:p text:style-name="P10"><text:span text:style-name="T3">SymmetricKey []byte</text:span></text:p>
      <text:p text:style-name="P10"><text:s text:c="4"/></text:p>
      <text:p text:style-name="P10"><text:span text:style-name="T3">// Salt is a random value provided for the payload encryption</text:span></text:p>
      <text:p text:style-name="P10"><text:span text:style-name="T3">Salt []byte</text:span></text:p>
      <text:p text:style-name="P10"><text:s text:c="4"/></text:p>
      <text:p text:style-name="P10"><text:span text:style-name="T3">// InputSource records the source type of the data provided for bundling</text:span></text:p>
      <text:p text:style-name="P10"><text:span text:style-name="T3">InputSource <text:s text:c="5"/>BundleInputSource</text:span></text:p>
      <text:p text:style-name="P10"><text:s text:c="4"/></text:p>
      <text:p text:style-name="P10"><text:span text:style-name="T3">// The date the bundle was created</text:span></text:p>
      <text:p text:style-name="P10"><text:soft-page-break/><text:span text:style-name="T3">CreateDate <text:s text:c="6"/>string // RFC3339</text:span></text:p>
      <text:p text:style-name="P10"><text:s text:c="4"/></text:p>
      <text:p text:style-name="P10"><text:span text:style-name="T3">// OriginalFileName records the file name of the source file, IF the source was a file</text:span></text:p>
      <text:p text:style-name="P10"><text:span text:style-name="T3">OriginalFileName string</text:span></text:p>
      <text:p text:style-name="P10"><text:s text:c="4"/></text:p>
      <text:p text:style-name="P10"><text:span text:style-name="T3">// OriginalFileData records the date stamp of the source file, IF the source was a file</text:span></text:p>
      <text:p text:style-name="P10"><text:span text:style-name="T3">OriginalFileDate string // RFC3339</text:span></text:p>
      <text:p text:style-name="P10"><text:s text:c="4"/></text:p>
      <text:p text:style-name="P10"><text:span text:style-name="T3">// ToName indicates the name used to identity the User public keys in the keystore</text:span></text:p>
      <text:p text:style-name="P10"><text:span text:style-name="T3">ToName <text:s text:c="10"/>string</text:span></text:p>
      <text:p text:style-name="P10"><text:s text:c="4"/></text:p>
      <text:p text:style-name="P10"><text:span text:style-name="T3">// FromName indicates the name used to identity the keypair set that encrypted the bundle</text:span></text:p>
      <text:p text:style-name="P10"><text:span text:style-name="T3">FromName <text:s text:c="8"/>string</text:span></text:p>
      <text:p text:style-name="P10"><text:s text:c="4"/></text:p>
      <text:p text:style-name="P10"><text:span text:style-name="T3">// SenderSig contains the RandomSignatureData </text:span></text:p>
      <text:p text:style-name="P10"><text:span text:style-name="T3">SenderSig <text:s text:c="7"/>[]byte</text:span></text:p>
      <text:p text:style-name="P10"><text:s text:c="4"/></text:p>
      <text:p text:style-name="P10"><text:span text:style-name="T3">// HdrVer identifies the version of the bee functionality that built the hdr</text:span></text:p>
      <text:p text:style-name="P10"><text:span text:style-name="T3">HdrVer <text:s text:c="10"/>string</text:span></text:p>
      <text:p text:style-name="P10"><text:s text:c="4"/></text:p>
      <text:p text:style-name="P10"><text:span text:style-name="T3">// PayloadVer identifies the version of the bee functionality that builtthe payload</text:span></text:p>
      <text:p text:style-name="P10"><text:span text:style-name="T3">PayloadVer <text:s text:c="6"/>string</text:span></text:p>
      <text:p text:style-name="P10"/>
      <text:p text:style-name="P3">When bundling the input, the header is first populated with the following values:</text:p>
      <text:p text:style-name="P3"><text:span text:style-name="T1"/></text:p>
      <text:list text:style-name="L2">
        <text:list-item>
          <text:p text:style-name="P6">SymmetricKey is set to a random 32-byte sequence</text:p>
          <text:p text:style-name="P6"><text:span text:style-name="T1"/></text:p>
        </text:list-item>
        <text:list-item>
          <text:p text:style-name="P6">Salt is set to a random 32-byte sequence</text:p>
          <text:p text:style-name="P6"><text:span text:style-name="T1"/></text:p>
        </text:list-item>
        <text:list-item>
          <text:p text:style-name="P6">The SenderSig is initialized with a random 32-byte sequence that is signed using ed25519 and the Sender's Private Key from their ed25519 (signing) keypair. <text:s/>Both the random sequence and the signature output are stored in the header.</text:p>
          <text:p text:style-name="P6"><text:span text:style-name="T1"/></text:p>
        </text:list-item>
        <text:list-item>
          <text:p text:style-name="P6">All the remaining metadata values are populated as needed</text:p>
        </text:list-item>
      </text:list>
      <text:p text:style-name="P4"/>
      <text:p text:style-name="P4">The header itself is then encrypted using the NKEYS XKEYs (curve25519) SEAL functionality. The SEAL functionality uses the receiver's Public Key from their curve25519 keypair.</text:p>
      <text:p text:style-name="P3"/>
      <text:p text:style-name="P3">The header is then emitted to the output stream.</text:p>
      <text:p text:style-name="P3"/>
      <text:p text:style-name="P3">Once the encrypted header is written to the stream, then the payload is encrypted using the previously derived Salt and SymmetricKey. <text:s/>While the random SymmetricKey is potentially a strong one-time sequence, it is still strengthened using Argon2. This is to mitigate any weak random sequences that might be generated.</text:p>
      <text:p text:style-name="P3"/>
      <text:p text:style-name="P3">The payload is encrypted using XChacha20-Poly1305, which is a streaming cipher and</text:p>
      <text:p text:style-name="P3">supports the output of large payload streams. <text:s/>The output encryption is performed in sealed chunks of 32,000 bytes. <text:s/>Each chunk will result in a small increase in output size, due to nonce and AEAD overhead, so the resulting output stream will be slightly larger than the input stream. </text:p>
      <text:p text:style-name="P3"/>
      <text:p text:style-name="P1">A technical flow of the Bundle process...</text:p>
      <text:p text:style-name="P3">Let Key<text:span text:style-name="T7">payload</text:span> be a random symmetric key for the payload data stream</text:p>
      <text:p text:style-name="P3">Let Key<text:span text:style-name="T7">derived</text:span> be an Argon2 permutation of Key<text:span text:style-name="T7">payload</text:span></text:p>
      <text:p text:style-name="P3"><text:soft-page-break/>Let Salt<text:span text:style-name="T7">payload</text:span> be a random 32-byte salt for the payload data stream</text:p>
      <text:p text:style-name="P3">Let PUB<text:span text:style-name="T7">receiver</text:span> be the curve25519 public key for the receiver</text:p>
      <text:p text:style-name="P3">Let P<text:span text:style-name="T6">K</text:span><text:span text:style-name="T7">sign-sender</text:span> be the ed25519 private signing key for the sender</text:p>
      <text:p text:style-name="P3">Let Salt&lt;sub&gt;sign&lt;/sub&gt; represent the random sequence for signing the header</text:p>
      <text:p text:style-name="P3">Let Signature represent the signed sequence stored in the header</text:p>
      <text:p text:style-name="P3">Let Header&lt;sub&gt;plain&lt;/sub&gt; represent a bundle header structure as described above</text:p>
      <text:p text:style-name="P3">Let Header&lt;sub&gt;encrypted&lt;/sub&gt; represent the encrypted bundle header</text:p>
      <text:p text:style-name="P3">Let Cipher be an initialized XChacha20-Poly1305 encryptor</text:p>
      <text:p text:style-name="P3">Let ADConst be a value for Cipher's Associated Data</text:p>
      <text:p text:style-name="P3">Let Secret&lt;sub&gt;input&lt;/sub&gt; represent the provided secret to encrypt</text:p>
      <text:p text:style-name="P3">Let Secret&lt;sub&gt;encrypted&lt;/sub&gt; represent the encrypted form of the secret</text:p>
      <text:p text:style-name="P3">Salt&lt;sub&gt;payload&lt;/sub&gt; &lt;= Rand<text:span text:style-name="T1">[32]</text:span></text:p>
      <text:p text:style-name="P3">Key&lt;sub&gt;payload&lt;/sub&gt; &lt;= Rand<text:span text:style-name="T1">[32]</text:span></text:p>
      <text:p text:style-name="P3">Header&lt;sub&gt;plain&lt;/sub&gt; &lt;= New<text:span text:style-name="T4">[Key&lt;sub&gt;payload&lt;/sub&gt;, Salt&lt;sub&gt;payload&lt;/sub&gt;]</text:span></text:p>
      <text:p text:style-name="P3">Header&lt;sub&gt;plain&lt;/sub&gt;::Salt&lt;sub&gt;sign&lt;/sub&gt; &lt;= Rand<text:span text:style-name="T1">[32]</text:span></text:p>
      <text:p text:style-name="P3">Header&lt;sub&gt;plain&lt;/sub&gt;::Signature &lt;= ed25519.Sign<text:span text:style-name="T1">[Salt&lt;sub&gt;sign&lt;/sub&gt;, PK&lt;sub&gt;sign-sender&lt;/sub&gt;]</text:span></text:p>
      <text:p text:style-name="P3">Header&lt;sub&gt;plain&lt;/sub&gt;::<text:span text:style-name="T1">[Metadata] </text:span>&lt;= Values<text:span text:style-name="T1">[Metadata]</text:span></text:p>
      <text:p text:style-name="P3">Header&lt;sub&gt;encrypted&lt;/sub&gt; &lt;= curve25519<text:span text:style-name="T1">[Bundle&lt;sub&gt;plain&lt;/sub&gt;, PUB&lt;sub&gt;receiver&lt;/sub&gt;]</text:span></text:p>
      <text:p text:style-name="P3">WriteToStream[int16uWithFixedEndian<text:span text:style-name="T1">[length(Header&lt;sub&gt;encrypted&lt;/sub&gt;)]</text:span>]</text:p>
      <text:p text:style-name="P3">WriteToStream<text:span text:style-name="T4">[Header&lt;sub&gt;encrypted&lt;/sub&gt;]</text:span></text:p>
      <text:p text:style-name="P3">Key&lt;sub&gt;derived&lt;/sub&gt; &lt;= Argon2<text:span text:style-name="T1">[Key&lt;sub&gt;payload&lt;/sub&gt;, Salt&lt;sub&gt;payload&lt;/sub&gt;, time/mem/threads]</text:span></text:p>
      <text:p text:style-name="P3">Cipher &lt;= XChacha20-Poly1305::Init<text:span text:style-name="T4">[Key&lt;sub&gt;derived&lt;/sub&gt;]</text:span></text:p>
      <text:p text:style-name="P3">Iterate Cipher::<text:span text:style-name="T1">[Secret&lt;sub&gt;input&lt;/sub&gt;]</text:span></text:p>
      <text:p text:style-name="P3">&amp;nbsp;&amp;nbsp;&amp;nbsp;Cipher::Encrypt[Secret&lt;sub&gt;input&lt;/sub&gt;<text:span text:style-name="T1">[blockX]</text:span>, ADConst] =&gt; Secret&lt;sub&gt;encrypted&lt;/sub&gt;<text:span text:style-name="T1">[blockX]</text:span></text:p>
      <text:p text:style-name="P11"><text:span text:style-name="T8">&amp;nbsp;&amp;nbsp;&amp;nbsp;WriteToStream[Secret&lt;sub&gt;encrypted&lt;/sub&gt;</text:span><text:span text:style-name="T2">[blockX]</text:span><text:span text:style-name="T8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23:10:17.653259448</meta:creation-date>
    <dc:date>2023-11-23T00:36:32.570232245</dc:date>
    <meta:editing-duration>PT1H26M13S</meta:editing-duration>
    <meta:editing-cycles>4</meta:editing-cycles>
    <meta:generator>LibreOffice/7.5.8.2$MacOSX_AARCH64 LibreOffice_project/f718d63693263970429a68f568db6046aaa9df01</meta:generator>
    <meta:document-statistic meta:table-count="0" meta:image-count="0" meta:object-count="0" meta:page-count="5" meta:paragraph-count="142" meta:word-count="1987" meta:character-count="12444" meta:non-whitespace-character-count="10420"/>
  </office:meta>
</office:document-meta>
</file>